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13a9f0" officeooo:paragraph-rsid="0013a9f0"/>
    </style:style>
    <style:style style:name="P2" style:family="paragraph" style:parent-style-name="Text_20_body">
      <style:text-properties officeooo:rsid="0013a9f0" officeooo:paragraph-rsid="0013a9f0"/>
    </style:style>
    <style:style style:name="P3" style:family="paragraph" style:parent-style-name="Text_20_body">
      <style:text-properties officeooo:rsid="00152516" officeooo:paragraph-rsid="00152516"/>
    </style:style>
    <style:style style:name="P4" style:family="paragraph" style:parent-style-name="Title">
      <style:text-properties officeooo:rsid="0013a9f0" officeooo:paragraph-rsid="0013a9f0"/>
    </style:style>
    <style:style style:name="P5" style:family="paragraph" style:parent-style-name="Subtitle" style:list-style-name="L1">
      <style:text-properties officeooo:rsid="0016d012" officeooo:paragraph-rsid="0016d012"/>
    </style:style>
    <style:style style:name="P6" style:family="paragraph" style:parent-style-name="Subtitle" style:list-style-name="L2">
      <style:text-properties officeooo:rsid="0016d012" officeooo:paragraph-rsid="0016d012"/>
    </style:style>
    <style:style style:name="P7" style:family="paragraph" style:parent-style-name="Subtitle" style:list-style-name="L3">
      <style:text-properties officeooo:rsid="0016d012" officeooo:paragraph-rsid="0016d012"/>
    </style:style>
    <style:style style:name="P8" style:family="paragraph" style:parent-style-name="Text_20_body" style:list-style-name="L1">
      <style:text-properties officeooo:rsid="0013a9f0" officeooo:paragraph-rsid="0013a9f0"/>
    </style:style>
    <style:style style:name="P9" style:family="paragraph" style:parent-style-name="Text_20_body" style:list-style-name="L2">
      <style:text-properties officeooo:rsid="00152516" officeooo:paragraph-rsid="00152516"/>
    </style:style>
    <style:style style:name="P10" style:family="paragraph" style:parent-style-name="Text_20_body" style:list-style-name="L3">
      <style:text-properties officeooo:rsid="00152516" officeooo:paragraph-rsid="00152516"/>
    </style:style>
    <style:style style:name="P11" style:family="paragraph" style:parent-style-name="Text_20_body" style:list-style-name="L4">
      <style:text-properties officeooo:rsid="00152516" officeooo:paragraph-rsid="00152516"/>
    </style:style>
    <style:style style:name="T1" style:family="text">
      <style:text-properties officeooo:rsid="00152516"/>
    </style:style>
    <style:style style:name="T2" style:family="text">
      <style:text-properties officeooo:rsid="001638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colli pila tcp/ip</text:p>
      <text:p text:style-name="P2">Voglio elencare i protocolli che serviranno per la applicazione di rete del bikesharing.</text:p>
      <text:p text:style-name="P1">Livello applicazione</text:p>
      <text:p text:style-name="P2">Al livello applicazione verrano usati:</text:p>
      <text:list xml:id="list604090301" text:style-name="L1">
        <text:list-item>
          <text:p text:style-name="P8">HTTP(S): per usufruire dei web service sia da parte dell’applicazione che da parte delle stazioni locali per comunicare col sistema centrale</text:p>
        </text:list-item>
        <text:list-item>
          <text:p text:style-name="P8">MQTT: per far comunicare Raspberry con sensori e attuatori e con sistema centrale</text:p>
          <text:p text:style-name="P5">Livello trasporto</text:p>
        </text:list-item>
      </text:list>
      <text:p text:style-name="P2">Al livello di <text:span text:style-name="T1">trasporto:</text:span></text:p>
      <text:list xml:id="list889313493" text:style-name="L2">
        <text:list-item>
          <text:p text:style-name="P9">TCP: perché abbiamo bisogno di sicurezza e non di velocità</text:p>
          <text:p text:style-name="P6">Livello di rete</text:p>
        </text:list-item>
      </text:list>
      <text:p text:style-name="P3">Al livello di rete:</text:p>
      <text:list xml:id="list748808568" text:style-name="L3">
        <text:list-item>
          <text:p text:style-name="P10">IP: verrà configurato solo all’interno dei gateway, useremo la rete già esistente per far comunicare i gateway tra loro</text:p>
          <text:p text:style-name="P7">Livello di accesso alla rete</text:p>
        </text:list-item>
      </text:list>
      <text:p text:style-name="P3">Al livello di accesso alla rete:</text:p>
      <text:list xml:id="list2228678586" text:style-name="L4">
        <text:list-item>
          <text:p text:style-name="P11">Zigbee: per far comunicare i sensori e attuatori con raspberry</text:p>
        </text:list-item>
        <text:list-item>
          <text:p text:style-name="P11">Ethernet in fibra per collegar<text:span text:style-name="T2">e i server</text:span> al gateway con alte velocità</text:p>
        </text:list-item>
        <text:list-item>
          <text:p text:style-name="P11">Wi-fi o 4G/5G per l’applicazione sul telefon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0T17:17:45.736746132</meta:creation-date>
    <meta:generator>LibreOffice/7.1.2.2$MacOSX_X86_64 LibreOffice_project/8a45595d069ef5570103caea1b71cc9d82b2aae4</meta:generator>
    <dc:date>2021-04-11T16:40:28.255001985</dc:date>
    <meta:editing-duration>PT6M23S</meta:editing-duration>
    <meta:editing-cycles>3</meta:editing-cycles>
    <meta:document-statistic meta:table-count="0" meta:image-count="0" meta:object-count="0" meta:page-count="1" meta:paragraph-count="17" meta:word-count="149" meta:character-count="887" meta:non-whitespace-character-count="765"/>
  </office:meta>
</office:document-meta>
</file>